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3.5035in"/>
    </style:style>
    <style:style style:name="Táblázat3.B" style:family="table-column">
      <style:table-column-properties style:column-width="3.9778in"/>
    </style:style>
    <style:style style:name="Táblázat3.C" style:family="table-column">
      <style:table-column-properties style:column-width="2.8313in"/>
    </style:style>
    <style:style style:name="Táblázat3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3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3.A2" style:family="table-cell">
      <style:table-cell-properties fo:padding="0.0299in" fo:border-left="0.05pt solid #000000" fo:border-right="none" fo:border-top="none" fo:border-bottom="0.05pt solid #000000"/>
    </style:style>
    <style:style style:name="Táblázat3.B2" style:family="table-cell">
      <style:table-cell-properties fo:padding="0.0299in" fo:border-left="0.05pt solid #000000" fo:border-right="none" fo:border-top="none" fo:border-bottom="0.05pt solid #000000"/>
    </style:style>
    <style:style style:name="Táblázat3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3" style:family="table-cell">
      <style:table-cell-properties fo:padding="0.0299in" fo:border-left="0.05pt solid #000000" fo:border-right="none" fo:border-top="none" fo:border-bottom="0.05pt solid #000000"/>
    </style:style>
    <style:style style:name="Táblázat3.B3" style:family="table-cell">
      <style:table-cell-properties fo:background-color="#dddddd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299in" fo:border-left="0.05pt solid #000000" fo:border-right="none" fo:border-top="none" fo:border-bottom="0.05pt solid #000000"/>
    </style:style>
    <style:style style:name="Táblázat3.B4" style:family="table-cell">
      <style:table-cell-properties fo:background-color="transparent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5" style:family="table-row">
      <style:table-row-properties style:min-row-height="0.0681in"/>
    </style:style>
    <style:style style:name="Táblázat3.A5" style:family="table-cell">
      <style:table-cell-properties fo:padding="0.0299in" fo:border-left="0.05pt solid #000000" fo:border-right="none" fo:border-top="none" fo:border-bottom="0.05pt solid #000000"/>
    </style:style>
    <style:style style:name="Táblázat3.A6" style:family="table-cell">
      <style:table-cell-properties fo:padding="0.0299in" fo:border-left="0.05pt solid #000000" fo:border-right="none" fo:border-top="none" fo:border-bottom="0.05pt solid #000000"/>
    </style:style>
    <style:style style:name="Táblázat3.B6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7" style:family="table-cell">
      <style:table-cell-properties fo:padding="0.0299in" fo:border-left="0.05pt solid #000000" fo:border-right="none" fo:border-top="none" fo:border-bottom="0.05pt solid #000000"/>
    </style:style>
    <style:style style:name="Táblázat3.A8" style:family="table-cell">
      <style:table-cell-properties fo:padding="0.0299in" fo:border-left="0.05pt solid #000000" fo:border-right="none" fo:border-top="none" fo:border-bottom="0.05pt solid #000000"/>
    </style:style>
    <style:style style:name="Táblázat3.B8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4" style:family="table">
      <style:table-properties style:width="10.3125in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4.A2" style:family="table-cell">
      <style:table-cell-properties fo:padding="0.0299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in" fo:margin-bottom="0in" loext:contextual-spacing="true" fo:line-height="100%" style:writing-mode="page"/>
      <style:text-properties fo:font-size="10pt" officeooo:paragraph-rsid="004fe6dd" style:font-size-asian="10pt" style:font-size-complex="10pt"/>
    </style:style>
    <style:style style:name="P2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7d5211" style:font-size-asian="10pt" style:font-weight-asian="normal" style:font-size-complex="10pt" style:font-weight-complex="normal"/>
    </style:style>
    <style:style style:name="P3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bea76d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04fe6dd"/>
    </style:style>
    <style:style style:name="P5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0e107fd"/>
    </style:style>
    <style:style style:name="P6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4fe6dd"/>
    </style:style>
    <style:style style:name="P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ef504"/>
    </style:style>
    <style:style style:name="P8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42152"/>
    </style:style>
    <style:style style:name="P9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ef600"/>
    </style:style>
    <style:style style:name="P10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6da9e"/>
    </style:style>
    <style:style style:name="P11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82b2f"/>
    </style:style>
    <style:style style:name="P12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a8244"/>
    </style:style>
    <style:style style:name="P13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bd219"/>
    </style:style>
    <style:style style:name="P14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bea76d"/>
    </style:style>
    <style:style style:name="P15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d26464"/>
    </style:style>
    <style:style style:name="P16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ff067d"/>
    </style:style>
    <style:style style:name="P1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066a2a"/>
    </style:style>
    <style:style style:name="P18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4fe6dd" style:font-weight-asian="normal" style:font-weight-complex="normal"/>
    </style:style>
    <style:style style:name="P19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66ed90" style:font-weight-asian="normal" style:font-weight-complex="normal"/>
    </style:style>
    <style:style style:name="P20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8681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73443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b1973d"/>
    </style:style>
    <style:style style:name="P27" style:family="paragraph" style:parent-style-name="Standard">
      <style:text-properties fo:language="zxx" fo:country="none" officeooo:paragraph-rsid="004fe6dd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d4ac60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d83dc0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d966da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ff067d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10f1985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officeooo:rsid="00130ea1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4dcc2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56da9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642152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24b585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4734d4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32adaa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403158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70843d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074a3b2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officeooo:rsid="007ef600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officeooo:rsid="00982b2f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Courier New" fo:font-size="10pt" fo:language="zxx" fo:country="none" officeooo:rsid="00a6cba2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Courier New" fo:font-size="10pt" fo:language="zxx" fo:country="none" officeooo:rsid="00bea76d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Courier New" fo:font-size="10pt" fo:language="zxx" fo:country="none" officeooo:rsid="00d4ac60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Courier New" fo:font-size="10pt" fo:language="zxx" fo:country="none" officeooo:rsid="00d59f8b" style:font-size-asian="10pt" style:language-asian="zxx" style:country-asian="none" style:font-size-complex="10pt" style:language-complex="zxx" style:country-complex="none"/>
    </style:style>
    <style:style style:name="T25" style:family="text">
      <style:text-properties style:font-name="Courier New" fo:font-size="10pt" fo:language="zxx" fo:country="none" officeooo:rsid="00ea8f89" style:font-size-asian="10pt" style:language-asian="zxx" style:country-asian="none" style:font-size-complex="10pt" style:language-complex="zxx" style:country-complex="none"/>
    </style:style>
    <style:style style:name="T26" style:family="text">
      <style:text-properties style:font-name="Courier New" fo:font-size="10pt" fo:language="zxx" fo:country="none" officeooo:rsid="00ebb054" style:font-size-asian="10pt" style:language-asian="zxx" style:country-asian="none" style:font-size-complex="10pt" style:language-complex="zxx" style:country-complex="none"/>
    </style:style>
    <style:style style:name="T27" style:family="text">
      <style:text-properties style:font-name="Courier New" fo:font-size="10pt" fo:language="zxx" fo:country="none" officeooo:rsid="010a1f75" style:font-size-asian="10pt" style:language-asian="zxx" style:country-asian="none" style:font-size-complex="10pt" style:language-complex="zxx" style:country-complex="none"/>
    </style:style>
    <style:style style:name="T28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9" style:family="text">
      <style:text-properties style:font-name="Courier New" fo:font-size="10pt" fo:language="zxx" fo:country="none" fo:font-style="italic" officeooo:rsid="0064215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0" style:family="text">
      <style:text-properties style:font-name="Courier New" fo:font-size="10pt" fo:language="zxx" fo:country="none" fo:font-style="italic" officeooo:rsid="010db969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1" style:family="text">
      <style:text-properties style:font-name="Courier New" fo:font-size="10pt" fo:language="zxx" fo:country="none" fo:font-style="italic" fo:font-weight="normal" officeooo:rsid="004a684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2" style:family="text">
      <style:text-properties style:font-name="Courier New" fo:font-size="10pt" fo:language="zxx" fo:country="none" fo:font-style="normal" fo:font-weight="normal" officeooo:rsid="0039a4d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3" style:family="text">
      <style:text-properties style:font-name="Courier New" fo:font-size="10pt" fo:language="zxx" fo:country="none" fo:font-style="normal" fo:font-weight="normal" officeooo:rsid="004a684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4" style:family="text">
      <style:text-properties style:font-name="Courier New" fo:font-size="10pt" fo:language="zxx" fo:country="none" fo:font-style="normal" fo:font-weight="normal" officeooo:rsid="00a1a01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5" style:family="text">
      <style:text-properties style:font-name="Courier New" fo:font-size="10pt" fo:language="zxx" fo:country="none" fo:font-style="normal" fo:font-weight="normal" officeooo:rsid="00ff067d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6" style:family="text">
      <style:text-properties style:font-name="Courier New" fo:font-size="10pt" fo:language="zxx" fo:country="none" fo:font-style="normal" fo:font-weight="normal" officeooo:rsid="00ffc1f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7" style:family="text">
      <style:text-properties style:font-name="Courier New" fo:font-size="10pt" fo:language="zxx" fo:country="none" fo:font-style="normal" fo:font-weight="normal" officeooo:rsid="010525a6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8" style:family="text">
      <style:text-properties style:font-name="Courier New" fo:font-size="10pt" fo:language="zxx" fo:country="none" fo:font-style="normal" fo:font-weight="normal" officeooo:rsid="01066a2a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9" style:family="text">
      <style:text-properties style:font-name="Courier New" fo:font-size="10pt" fo:language="zxx" fo:country="none" fo:font-style="normal" officeooo:rsid="006fca3f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0" style:family="text">
      <style:text-properties style:font-name="Courier New" fo:font-size="10pt" fo:language="zxx" fo:country="none" fo:font-style="normal" officeooo:rsid="004b840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1" style:family="text">
      <style:text-properties style:font-name="Courier New" fo:font-size="10pt" fo:language="zxx" fo:country="none" fo:font-style="normal" fo:font-weight="bold" officeooo:rsid="0039a4d0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42" style:family="text">
      <style:text-properties style:font-name="Courier New" fo:font-size="10pt" fo:language="zxx" fo:country="none" fo:font-style="normal" fo:font-weight="bold" officeooo:rsid="004a6847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43" style:family="text">
      <style:text-properties style:font-name="Courier New" fo:language="zxx" fo:country="none" fo:font-style="normal" officeooo:rsid="0039a4d0" style:language-asian="zxx" style:country-asian="none" style:font-style-asian="normal" style:language-complex="zxx" style:country-complex="none" style:font-style-complex="normal"/>
    </style:style>
    <style:style style:name="T44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45" style:family="text">
      <style:text-properties style:font-name="Courier New" fo:language="zxx" fo:country="none" officeooo:rsid="0066ed90" style:language-asian="zxx" style:country-asian="none" style:language-complex="zxx" style:country-complex="none"/>
    </style:style>
    <style:style style:name="T46" style:family="text">
      <style:text-properties style:font-name="Courier New" fo:language="zxx" fo:country="none" officeooo:rsid="007d5211" style:language-asian="zxx" style:country-asian="none" style:language-complex="zxx" style:country-complex="none"/>
    </style:style>
    <style:style style:name="T47" style:family="text">
      <style:text-properties style:font-name="Courier New" fo:language="zxx" fo:country="none" officeooo:rsid="00bea76d" style:language-asian="zxx" style:country-asian="none" style:language-complex="zxx" style:country-complex="none"/>
    </style:style>
    <style:style style:name="T48" style:family="text">
      <style:text-properties style:font-name="Courier New" fo:language="zxx" fo:country="none" fo:font-weight="bold" officeooo:rsid="007d5211" style:language-asian="zxx" style:country-asian="none" style:font-weight-asian="bold" style:language-complex="zxx" style:country-complex="none" style:font-weight-complex="bold"/>
    </style:style>
    <style:style style:name="T49" style:family="text">
      <style:text-properties style:font-name="Courier New" fo:background-color="#dddddd" loext:char-shading-value="0"/>
    </style:style>
    <style:style style:name="T50" style:family="text">
      <style:text-properties style:font-name="Courier New" officeooo:rsid="003fbac8" fo:background-color="#dddddd" loext:char-shading-value="0"/>
    </style:style>
    <style:style style:name="T51" style:family="text">
      <style:text-properties style:font-name="Courier New" officeooo:rsid="00e51008" fo:background-color="#dddddd" loext:char-shading-value="0"/>
    </style:style>
    <style:style style:name="T52" style:family="text">
      <style:text-properties style:font-name="Courier New" officeooo:rsid="00f9a3ee" fo:background-color="#dddddd" loext:char-shading-value="0"/>
    </style:style>
    <style:style style:name="T53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54" style:family="text">
      <style:text-properties officeooo:rsid="00e209ed"/>
    </style:style>
    <style:style style:name="T55" style:family="text">
      <style:text-properties officeooo:rsid="00e4a2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6"><text:span text:style-name="T1">Celestra cheatsheet – v</text:span><text:span text:style-name="T3">2</text:span><text:span text:style-name="T4">.</text:span><text:span text:style-name="T5">0.</text:span><text:span text:style-name="T7">4</text:span><text:span text:style-name="T2"> – </text:span><text:a xlink:type="simple" xlink:href="https://github.com/Serrin/Celestra/" text:style-name="Internet_20_link" text:visited-style-name="Visited_20_Internet_20_Link"><text:span text:style-name="T53">https://github.com/Serrin/Celestra/</text:span></text:a></text:p>
      <text:p text:style-name="P25">The <text:span text:style-name="T49"><text:s/></text:span><text:span text:style-name="T52">c</text:span><text:span text:style-name="T49">elestr</text:span><text:span text:style-name="T50">a </text:span><text:s/>and/<text:span text:style-name="T55">or</text:span> the <text:span text:style-name="T49"><text:s/>_ </text:span><text:s/>objects contain these functions, except the polyfills. Example: <text:span text:style-name="T49"><text:s/>_.qsa("</text:span><text:span text:style-name="T51">p</text:span><text:span text:style-name="T49">"); </text:span>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>
          <table:table-cell table:style-name="Táblázat3.A1" office:value-type="string">
            <text:p text:style-name="P20"><text:span text:style-name="T54">Core</text:span> API</text:p>
          </table:table-cell>
          <table:table-cell table:style-name="Táblázat3.A1" office:value-type="string">
            <text:p text:style-name="P20">DOM</text:p>
          </table:table-cell>
          <table:table-cell table:style-name="Táblázat3.C1" office:value-type="string">
            <text:p text:style-name="P22">Functional programming</text:p>
          </table:table-cell>
        </table:table-row>
        <table:table-row>
          <table:table-cell table:style-name="Táblázat3.A8" table:number-rows-spanned="7" office:value-type="string">
            <text:p text:style-name="P4"><text:span text:style-name="Source_20_Text"><text:span text:style-name="T8">qsa(&lt;selector&gt;[,context]).each( f</text:span></text:span><text:span text:style-name="Source_20_Text"><text:span text:style-name="T17">u</text:span></text:span><text:span text:style-name="Source_20_Text"><text:span text:style-name="T8">n</text:span></text:span><text:span text:style-name="Source_20_Text"><text:span text:style-name="T17">ction</text:span></text:span><text:span text:style-name="Source_20_Text"><text:span text:style-name="T8"> (el, i) { el.arguments; } );</text:span></text:span></text:p>
            <text:p text:style-name="P4"><text:span text:style-name="Source_20_Text"><text:span text:style-name="T8">qs(&lt;selector&gt;[,context]).argument;</text:span></text:span></text:p>
            <text:p text:style-name="P4"><text:span text:style-name="Source_20_Text"><text:span text:style-name="T8">domReady(&lt;f</text:span></text:span><text:span text:style-name="Source_20_Text"><text:span text:style-name="T18">u</text:span></text:span><text:span text:style-name="Source_20_Text"><text:span text:style-name="T8">n</text:span></text:span><text:span text:style-name="Source_20_Text"><text:span text:style-name="T18">ction</text:span></text:span><text:span text:style-name="Source_20_Text"><text:span text:style-name="T8">&gt;);</text:span></text:span></text:p>
            <text:p text:style-name="P4"><text:span text:style-name="Source_20_Text"><text:span text:style-name="T8">inherit(&lt;subclass&gt;,&lt;superclass&gt;);</text:span></text:span></text:p>
            <text:p text:style-name="P5"><text:span text:style-name="Source_20_Text"><text:span text:style-name="T8">random(</text:span></text:span><text:span text:style-name="Source_20_Text"><text:span text:style-name="T24">[</text:span></text:span><text:span text:style-name="Source_20_Text"><text:span text:style-name="T8">max</text:span></text:span><text:span text:style-name="Source_20_Text"><text:span text:style-name="T24">]</text:span></text:span><text:span text:style-name="Source_20_Text"><text:span text:style-name="T8">);</text:span></text:span><text:span text:style-name="Source_20_Text"><text:span text:style-name="T28"> </text:span></text:span><text:span text:style-name="Source_20_Text"><text:span text:style-name="T30">or </text:span></text:span><text:span text:style-name="Source_20_Text"><text:span text:style-name="T8">random(&lt;min&gt;,&lt;max&gt;);</text:span></text:span></text:p>
            <text:p text:style-name="P4"><text:span text:style-name="Source_20_Text"><text:span text:style-name="T8">getScript(&lt;url&gt;[,success]);</text:span></text:span></text:p>
            <text:p text:style-name="P4"><text:span text:style-name="Source_20_Text"><text:span text:style-name="T8">getScripts(&lt;scripts&gt;);</text:span></text:span></text:p>
            <text:p text:style-name="P4"><text:span text:style-name="Source_20_Text"><text:span text:style-name="T8">getStyle(&lt;href&gt;[,success]);</text:span></text:span></text:p>
            <text:p text:style-name="P4"><text:span text:style-name="Source_20_Text"><text:span text:style-name="T8">getStyles(&lt;styles&gt;);</text:span></text:span></text:p>
            <text:p text:style-name="P4"><text:span text:style-name="Source_20_Text"><text:span text:style-name="T8">getUrlVar([name]);</text:span></text:span></text:p>
            <text:p text:style-name="P6"><text:span text:style-name="Source_20_Text"><text:span text:style-name="T9">getUrlVarFromString(&lt;querystr&gt;[,name]);</text:span></text:span></text:p>
            <text:p text:style-name="P6"><text:span text:style-name="Source_20_Text"><text:span text:style-name="T8">obj2string(&lt;object&gt;);</text:span></text:span></text:p>
            <text:p text:style-name="P6"><text:span text:style-name="Source_20_Text"><text:span text:style-name="T8">getType(&lt;variable&gt;[,type]);</text:span></text:span></text:p>
            <text:p text:style-name="P10"><text:span text:style-name="Source_20_Text"><text:span text:style-name="T8">extend([deep,]&lt;target&gt;,&lt;source1&gt;</text:span></text:span><text:span text:style-name="Source_20_Text"><text:span text:style-name="T10">[</text:span></text:span><text:span text:style-name="Source_20_Text"><text:span text:style-name="T8">,s</text:span></text:span><text:span text:style-name="Source_20_Text"><text:span text:style-name="T11">r</text:span></text:span><text:span text:style-name="Source_20_Text"><text:span text:style-name="T8">c</text:span></text:span><text:span text:style-name="Source_20_Text"><text:span text:style-name="T11">N</text:span></text:span><text:span text:style-name="Source_20_Text"><text:span text:style-name="T10">]</text:span></text:span><text:span text:style-name="Source_20_Text"><text:span text:style-name="T8">);</text:span></text:span></text:p>
            <text:p text:style-name="P11"><text:span text:style-name="Source_20_Text"><text:span text:style-name="T8">deepAssign</text:span></text:span><text:span text:style-name="Source_20_Text"><text:span text:style-name="T20">(</text:span></text:span><text:span text:style-name="Source_20_Text"><text:span text:style-name="T8">&lt;target&gt;,&lt;source1&gt;</text:span></text:span><text:span text:style-name="Source_20_Text"><text:span text:style-name="T10">[</text:span></text:span><text:span text:style-name="Source_20_Text"><text:span text:style-name="T8">,s</text:span></text:span><text:span text:style-name="Source_20_Text"><text:span text:style-name="T11">r</text:span></text:span><text:span text:style-name="Source_20_Text"><text:span text:style-name="T8">c</text:span></text:span><text:span text:style-name="Source_20_Text"><text:span text:style-name="T11">N</text:span></text:span><text:span text:style-name="Source_20_Text"><text:span text:style-name="T10">]</text:span></text:span><text:span text:style-name="Source_20_Text"><text:span text:style-name="T8">);</text:span></text:span></text:p>
            <text:p text:style-name="P6"><text:span text:style-name="Source_20_Text"><text:span text:style-name="T8">getFullscreen();</text:span></text:span></text:p>
            <text:p text:style-name="P8"><text:span text:style-name="Source_20_Text"><text:span text:style-name="T8">setFullscreenOn(&lt;selector&gt; </text:span></text:span><text:span text:style-name="Source_20_Text"><text:span text:style-name="T29">or</text:span></text:span><text:span text:style-name="Source_20_Text"><text:span text:style-name="T12"> &lt;</text:span></text:span><text:span text:style-name="Source_20_Text"><text:span text:style-name="T13">element</text:span></text:span><text:span text:style-name="Source_20_Text"><text:span text:style-name="T12">&gt;</text:span></text:span><text:span text:style-name="Source_20_Text"><text:span text:style-name="T8">);</text:span></text:span></text:p>
            <text:p text:style-name="P6"><text:span text:style-name="Source_20_Text"><text:span text:style-name="T8">setFullscreenOff();</text:span></text:span></text:p>
            <text:p text:style-name="P6"><text:span text:style-name="Source_20_Text"><text:span text:style-name="T8">getLocation(&lt;success&gt;[,error]);</text:span></text:span></text:p>
            <text:p text:style-name="P6"><text:span text:style-name="Source_20_Text"><text:span text:style-name="T8">getDoNotTrack();</text:span></text:span></text:p>
            <text:p text:style-name="P12"><text:span text:style-name="Source_20_Text"><text:span text:style-name="T8">form2array(&lt;form&gt;);</text:span></text:span></text:p>
            <text:p text:style-name="P12"><text:span text:style-name="Source_20_Text"><text:span text:style-name="T8">form2string(&lt;form&gt;);</text:span></text:span></text:p>
            <text:p text:style-name="P9"><text:span text:style-name="Source_20_Text"><text:span text:style-name="T8">constant(&lt;value&gt;);</text:span></text:span></text:p>
            <text:p text:style-name="P9"><text:span text:style-name="Source_20_Text"><text:span text:style-name="T19">i</text:span></text:span><text:span text:style-name="Source_20_Text"><text:span text:style-name="T8">dentity(&lt;value&gt;);</text:span></text:span></text:p>
            <text:p text:style-name="P6"><text:span text:style-name="Source_20_Text"><text:span text:style-name="T8">noop();</text:span></text:span></text:p>
            <text:p text:style-name="P6"><text:span text:style-name="Source_20_Text"><text:span text:style-name="T8">removeTags(</text:span></text:span><text:span text:style-name="Source_20_Text"><text:span text:style-name="T26">&lt;</text:span></text:span><text:span text:style-name="Source_20_Text"><text:span text:style-name="T8">s</text:span></text:span><text:span text:style-name="Source_20_Text"><text:span text:style-name="T25">tring</text:span></text:span><text:span text:style-name="Source_20_Text"><text:span text:style-name="T26">&gt;</text:span></text:span><text:span text:style-name="Source_20_Text"><text:span text:style-name="T8">);</text:span></text:span></text:p>
            <text:p text:style-name="P15"><text:span text:style-name="Source_20_Text"><text:span text:style-name="T8">createFile(&lt;filename&gt;,&lt;content&gt;[,</text:span></text:span><text:span text:style-name="Source_20_Text"><text:span text:style-name="T21">d</text:span></text:span><text:span text:style-name="Source_20_Text"><text:span text:style-name="T8">Type]);</text:span></text:span></text:p>
            <text:p text:style-name="P15"><text:span text:style-name="Source_20_Text"><text:span text:style-name="T8">fromEntries(&lt;entries&gt;);</text:span></text:span></text:p>
            <text:p text:style-name="P13"><text:span text:style-name="Source_20_Text"><text:span text:style-name="T14">noConflict();</text:span></text:span></text:p>
            <text:p text:style-name="P13"><text:span text:style-name="Source_20_Text"><text:span text:style-name="T14">celToWindow</text:span></text:span><text:span text:style-name="Source_20_Text"><text:span text:style-name="T23">();</text:span></text:span></text:p>
            <text:p text:style-name="P13"><text:span text:style-name="Source_20_Text"><text:span text:style-name="T39">v</text:span></text:span><text:span text:style-name="Source_20_Text"><text:span text:style-name="T40">ersion;</text:span></text:span></text:p>
          </table:table-cell>
          <table:table-cell table:style-name="Táblázat3.B2" office:value-type="string">
            <text:p text:style-name="P18"><text:span text:style-name="Source_20_Text"><text:span text:style-name="T8">domCreate(&lt;type&gt;[,properties[,innerHTML]]);</text:span></text:span></text:p>
            <text:p text:style-name="P18"><text:span text:style-name="Source_20_Text"><text:span text:style-name="T8">domGetCSS(&lt;element&gt;,&lt;property&gt;);</text:span></text:span></text:p>
            <text:p text:style-name="P18"><text:span text:style-name="Source_20_Text"><text:span text:style-name="T8">dom</text:span></text:span><text:span text:style-name="Source_20_Text"><text:span text:style-name="T15">S</text:span></text:span><text:span text:style-name="Source_20_Text"><text:span text:style-name="T8">etCSS(&lt;element&gt;,&lt;property&gt;,&lt;value&gt;);</text:span></text:span></text:p>
            <text:p text:style-name="P18"><text:span text:style-name="Source_20_Text"><text:span text:style-name="T8">dom</text:span></text:span><text:span text:style-name="Source_20_Text"><text:span text:style-name="T15">S</text:span></text:span><text:span text:style-name="Source_20_Text"><text:span text:style-name="T8">etCSS(&lt;element&gt;,&lt;properties&gt;);</text:span></text:span></text:p>
            <text:p text:style-name="P18"><text:span text:style-name="Source_20_Text"><text:span text:style-name="T8">domFadeIn(&lt;element&gt;[, duration[,display]]);</text:span></text:span></text:p>
            <text:p text:style-name="P18"><text:span text:style-name="Source_20_Text"><text:span text:style-name="T8">domFadeOut(&lt;element&gt;[,duration]);</text:span></text:span></text:p>
            <text:p text:style-name="P18"><text:span text:style-name="Source_20_Text"><text:span text:style-name="T8">domFadeToggle(&lt;element&gt;[,duration[,display]]);</text:span></text:span></text:p>
            <text:p text:style-name="P18"><text:span text:style-name="Source_20_Text"><text:span text:style-name="T8">domShow(&lt;element&gt;[,display]);</text:span></text:span></text:p>
            <text:p text:style-name="P18"><text:span text:style-name="Source_20_Text"><text:span text:style-name="T8">domHide(&lt;element&gt;);</text:span></text:span></text:p>
            <text:p text:style-name="P18"><text:span text:style-name="Source_20_Text"><text:span text:style-name="T8">domToggle(&lt;element&gt;[,display]);</text:span></text:span></text:p>
            <text:p text:style-name="P18"><text:span text:style-name="Source_20_Text"><text:span text:style-name="T8">domOn(&lt;eventTarget&gt;,&lt;eventType&gt;,&lt;callback&gt;);</text:span></text:span></text:p>
            <text:p text:style-name="P18"><text:span text:style-name="Source_20_Text"><text:span text:style-name="T8">domOff(&lt;eventTarget&gt;,&lt;eventType&gt;,&lt;callback&gt;);</text:span></text:span></text:p>
            <text:p text:style-name="P18"><text:span text:style-name="Source_20_Text"><text:span text:style-name="T8">domTrigger(&lt;eventTarget&gt;,&lt;eventType&gt;);</text:span></text:span></text:p>
          </table:table-cell>
          <table:table-cell table:style-name="Táblázat3.C2" office:value-type="string">
            <text:p text:style-name="P6"><text:span text:style-name="Source_20_Text"><text:span text:style-name="T8">toFunction(&lt;function&gt;);</text:span></text:span></text:p>
            <text:p text:style-name="P6"><text:span text:style-name="Source_20_Text"><text:span text:style-name="T8">bind(&lt;function&gt;,&lt;context&gt;);</text:span></text:span></text:p>
            <text:p text:style-name="P6"><text:span text:style-name="Source_20_Text"><text:span text:style-name="T8">forEach(&lt;collection&gt;,&lt;callback&gt;);</text:span></text:span></text:p>
            <text:p text:style-name="P6"><text:span text:style-name="Source_20_Text"><text:span text:style-name="T16">e</text:span></text:span><text:span text:style-name="Source_20_Text"><text:span text:style-name="T8">ach(&lt;collection&gt;,&lt;callback&gt;);</text:span></text:span></text:p>
            <text:p text:style-name="P6"><text:span text:style-name="Source_20_Text"><text:span text:style-name="T8">map(&lt;collection&gt;,&lt;callback&gt;);</text:span></text:span></text:p>
            <text:p text:style-name="P6"><text:span text:style-name="Source_20_Text"><text:span text:style-name="T8">forIn(&lt;object&gt;,&lt;callback&gt;);</text:span></text:span></text:p>
            <text:p text:style-name="P6"><text:span text:style-name="Source_20_Text"><text:span text:style-name="T8">mapIn(&lt;object&gt;,&lt;callback&gt;);</text:span></text:span></text:p>
            <text:p text:style-name="P6"><text:span text:style-name="Source_20_Text"><text:span text:style-name="T8">toArray(&lt;object&gt;);</text:span></text:span></text:p>
            <text:p text:style-name="P1"><text:span text:style-name="Source_20_Text"><text:span text:style-name="T43">toObject(&lt;array&gt;);</text:span></text:span></text:p>
            <text:p text:style-name="P1"><text:span text:style-name="Source_20_Text"><text:span text:style-name="T43">hasOwn(&lt;object&gt;,&lt;property&gt;);</text:span></text:span></text:p>
          </table:table-cell>
        </table:table-row>
        <table:table-row>
          <table:covered-table-cell/>
          <table:table-cell table:style-name="Táblázat3.B3" table:number-columns-spanned="2" office:value-type="string">
            <text:p text:style-name="P21">AJAX and CORS</text:p>
          </table:table-cell>
          <table:covered-table-cell/>
        </table:table-row>
        <table:table-row>
          <table:covered-table-cell/>
          <table:table-cell table:style-name="Táblázat3.B4" table:number-columns-spanned="2" office:value-type="string">
            <text:p text:style-name="P7"><text:span text:style-name="Source_20_Text"><text:span text:style-name="T8">getAjax(&lt;url&gt;,&lt;format&gt;,&lt;success&gt;[,error[,user,&lt;password&gt;]</text:span></text:span><text:span text:style-name="Source_20_Text"><text:span text:style-name="T22">]</text:span></text:span><text:span text:style-name="Source_20_Text"><text:span text:style-name="T8">);</text:span></text:span></text:p>
            <text:p text:style-name="P14"><text:span text:style-name="Source_20_Text"><text:span text:style-name="T8">postAjax(&lt;url&gt;,&lt;data&gt;,&lt;format&gt;,&lt;success&gt;[,error[,user,&lt;password&gt;]</text:span></text:span><text:span text:style-name="Source_20_Text"><text:span text:style-name="T22">]</text:span></text:span><text:span text:style-name="Source_20_Text"><text:span text:style-name="T8">);</text:span></text:span></text:p>
            <text:p text:style-name="P14"><text:span text:style-name="Source_20_Text"><text:span text:style-name="T8">getCors(&lt;url&gt;,&lt;format&gt;,&lt;success&gt;[,error[,user,&lt;password&gt;]</text:span></text:span><text:span text:style-name="Source_20_Text"><text:span text:style-name="T22">]</text:span></text:span><text:span text:style-name="Source_20_Text"><text:span text:style-name="T8">);</text:span></text:span></text:p>
            <text:p text:style-name="P3"><text:span text:style-name="Source_20_Text"><text:span text:style-name="T44">postCors(&lt;url&gt;,&lt;data&gt;,&lt;format&gt;,&lt;success&gt;[,error[,user,&lt;password&gt;]</text:span></text:span><text:span text:style-name="Source_20_Text"><text:span text:style-name="T47">]</text:span></text:span><text:span text:style-name="Source_20_Text"><text:span text:style-name="T44">);</text:span></text:span></text:p>
            <text:p text:style-name="P2"><text:span text:style-name="Source_20_Text"><text:span text:style-name="T48">Shorthands:</text:span></text:span><text:span text:style-name="Source_20_Text"><text:span text:style-name="T46"> getJson(&lt;url&gt;,&lt;success&gt;);, getText(&lt;url&gt;,&lt;success&gt;);</text:span></text:span></text:p>
          </table:table-cell>
          <table:covered-table-cell/>
        </table:table-row>
        <table:table-row table:style-name="Táblázat3.5">
          <table:covered-table-cell/>
          <table:table-cell table:style-name="Táblázat3.B3" table:number-columns-spanned="2" office:value-type="string">
            <text:p text:style-name="P23">Cookie</text:p>
          </table:table-cell>
          <table:covered-table-cell/>
        </table:table-row>
        <table:table-row>
          <table:covered-table-cell/>
          <table:table-cell table:style-name="Táblázat3.B6" table:number-columns-spanned="2" office:value-type="string">
            <text:p text:style-name="P19"><text:span text:style-name="Source_20_Text"><text:span text:style-name="T8">setCookie(&lt;name&gt;,&lt;value&gt;[,hours[,path[,domain[,secure[,HttpOnly]]]]]);</text:span></text:span></text:p>
            <text:p text:style-name="P19"><text:span text:style-name="Source_20_Text"><text:span text:style-name="T8">getCookie([name]);</text:span></text:span><text:span text:style-name="Source_20_Text"><text:span text:style-name="T28"> and </text:span></text:span><text:span text:style-name="Source_20_Text"><text:span text:style-name="T8">hasCookie(&lt;name&gt;);</text:span></text:span></text:p>
            <text:p text:style-name="P19"><text:span text:style-name="Source_20_Text"><text:span text:style-name="T8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3.B3" table:number-columns-spanned="2" office:value-type="string">
            <text:p text:style-name="P24"><text:span text:style-name="Source_20_Text"><text:span text:style-name="T45">Type checking</text:span></text:span></text:p>
          </table:table-cell>
          <table:covered-table-cell/>
        </table:table-row>
        <table:table-row>
          <table:covered-table-cell/>
          <table:table-cell table:style-name="Táblázat3.B8" table:number-columns-spanned="2" office:value-type="string">
            <text:p text:style-name="P17"><text:span text:style-name="Source_20_Text"><text:span text:style-name="T32">isString(&lt;value&gt;);, isChar(&lt;</text:span></text:span><text:span text:style-name="Source_20_Text"><text:span text:style-name="T37">v</text:span></text:span><text:span text:style-name="Source_20_Text"><text:span text:style-name="T32">&gt;);, isNumber(&lt;</text:span></text:span><text:span text:style-name="Source_20_Text"><text:span text:style-name="T37">v</text:span></text:span><text:span text:style-name="Source_20_Text"><text:span text:style-name="T32">&gt;);, isInteger(&lt;</text:span></text:span><text:span text:style-name="Source_20_Text"><text:span text:style-name="T37">v</text:span></text:span><text:span text:style-name="Source_20_Text"><text:span text:style-name="T32">&gt;);, isFloat(&lt;</text:span></text:span><text:span text:style-name="Source_20_Text"><text:span text:style-name="T37">v</text:span></text:span><text:span text:style-name="Source_20_Text"><text:span text:style-name="T32">&gt;);, isNumeric(</text:span></text:span><text:span text:style-name="Source_20_Text"><text:span text:style-name="T34">&lt;</text:span></text:span><text:span text:style-name="Source_20_Text"><text:span text:style-name="T37">v</text:span></text:span><text:span text:style-name="Source_20_Text"><text:span text:style-name="T34">&gt;</text:span></text:span><text:span text:style-name="Source_20_Text"><text:span text:style-name="T32">);, isBoolean(&lt;</text:span></text:span><text:span text:style-name="Source_20_Text"><text:span text:style-name="T38">v</text:span></text:span><text:span text:style-name="Source_20_Text"><text:span text:style-name="T32">&gt;);, isObject(&lt;</text:span></text:span><text:span text:style-name="Source_20_Text"><text:span text:style-name="T37">v</text:span></text:span><text:span text:style-name="Source_20_Text"><text:span text:style-name="T32">&gt;); isEmptyObject(&lt;</text:span></text:span><text:span text:style-name="Source_20_Text"><text:span text:style-name="T37">v</text:span></text:span><text:span text:style-name="Source_20_Text"><text:span text:style-name="T32">&gt;);, isFunction(&lt;</text:span></text:span><text:span text:style-name="Source_20_Text"><text:span text:style-name="T36">v</text:span></text:span><text:span text:style-name="Source_20_Text"><text:span text:style-name="T32">&gt;);, isArray(&lt;</text:span></text:span><text:span text:style-name="Source_20_Text"><text:span text:style-name="T36">v</text:span></text:span><text:span text:style-name="Source_20_Text"><text:span text:style-name="T32">&gt;);, isEmptyArray(&lt;</text:span></text:span><text:span text:style-name="Source_20_Text"><text:span text:style-name="T36">v</text:span></text:span><text:span text:style-name="Source_20_Text"><text:span text:style-name="T32">&gt;);, isArraylike(&lt;</text:span></text:span><text:span text:style-name="Source_20_Text"><text:span text:style-name="T36">v</text:span></text:span><text:span text:style-name="Source_20_Text"><text:span text:style-name="T32">&gt;);, isNull(&lt;</text:span></text:span><text:span text:style-name="Source_20_Text"><text:span text:style-name="T37">v</text:span></text:span><text:span text:style-name="Source_20_Text"><text:span text:style-name="T32">&gt;);, isUndefined(&lt;</text:span></text:span><text:span text:style-name="Source_20_Text"><text:span text:style-name="T35">v</text:span></text:span><text:span text:style-name="Source_20_Text"><text:span text:style-name="T32">&gt;);, isNullOrUndefined(&lt;</text:span></text:span><text:span text:style-name="Source_20_Text"><text:span text:style-name="T35">v</text:span></text:span><text:span text:style-name="Source_20_Text"><text:span text:style-name="T32">&gt;);, isPrimitive(&lt;</text:span></text:span><text:span text:style-name="Source_20_Text"><text:span text:style-name="T37">v</text:span></text:span><text:span text:style-name="Source_20_Text"><text:span text:style-name="T32">&gt;);,</text:span></text:span><text:span text:style-name="Source_20_Text"><text:span text:style-name="T31"> </text:span></text:span><text:span text:style-name="Source_20_Text"><text:span text:style-name="T32">isRegexp(&lt;</text:span></text:span><text:span text:style-name="Source_20_Text"><text:span text:style-name="T37">v</text:span></text:span><text:span text:style-name="Source_20_Text"><text:span text:style-name="T32">&gt;);, isDate(&lt;</text:span></text:span><text:span text:style-name="Source_20_Text"><text:span text:style-name="T37">v</text:span></text:span><text:span text:style-name="Source_20_Text"><text:span text:style-name="T32">&gt;);, </text:span></text:span><text:span text:style-name="Source_20_Text"><text:span text:style-name="T33">i</text:span></text:span><text:span text:style-name="Source_20_Text"><text:span text:style-name="T32">sElement(&lt;</text:span></text:span><text:span text:style-name="Source_20_Text"><text:span text:style-name="T35">v</text:span></text:span><text:span text:style-name="Source_20_Text"><text:span text:style-name="T32">&gt;);, </text:span></text:span></text:p>
            <text:p text:style-name="P17"><text:span text:style-name="Source_20_Text"><text:span text:style-name="T32">isSymbol(&lt;</text:span></text:span><text:span text:style-name="Source_20_Text"><text:span text:style-name="T37">v</text:span></text:span><text:span text:style-name="Source_20_Text"><text:span text:style-name="T32">&gt;);</text:span></text:span><text:span text:style-name="Source_20_Text"><text:span text:style-name="T41"> ES6</text:span></text:span><text:span text:style-name="Source_20_Text"><text:span text:style-name="T31">, </text:span></text:span><text:span text:style-name="Source_20_Text"><text:span text:style-name="T32">isMap(&lt;</text:span></text:span><text:span text:style-name="Source_20_Text"><text:span text:style-name="T38">v</text:span></text:span><text:span text:style-name="Source_20_Text"><text:span text:style-name="T32">&gt;);</text:span></text:span><text:span text:style-name="Source_20_Text"><text:span text:style-name="T41"> ES6</text:span></text:span><text:span text:style-name="Source_20_Text"><text:span text:style-name="T31">, </text:span></text:span><text:span text:style-name="Source_20_Text"><text:span text:style-name="T32">isSet(&lt;</text:span></text:span><text:span text:style-name="Source_20_Text"><text:span text:style-name="T38">v</text:span></text:span><text:span text:style-name="Source_20_Text"><text:span text:style-name="T32">&gt;);</text:span></text:span><text:span text:style-name="Source_20_Text"><text:span text:style-name="T41"> E</text:span></text:span><text:span text:style-name="Source_20_Text"><text:span text:style-name="T42">S</text:span></text:span><text:span text:style-name="Source_20_Text"><text:span text:style-name="T41">6</text:span></text:span></text:p>
          </table:table-cell>
          <table:covered-table-cell/>
        </table:table-row>
      </table:table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22">Polyfills</text:p>
          </table:table-cell>
        </table:table-row>
        <table:table-row>
          <table:table-cell table:style-name="Táblázat4.A2" office:value-type="string">
            <text:p text:style-name="P16"><text:span text:style-name="Source_20_Text"><text:span text:style-name="T8">Array.from();, Array.of();, Object.create();, Object.assign();, ChildNode.after();, ChildNode.before();, ChildNode.remove();, ChildNode.replaceWith();, ParentNode.append();, ParentNode.prepend();, Array.prototype.fill();, Array.prototype.find();, Array.prototype.findIndex();, Array.prototype.includes();, String.prototype.includes();, String.prototype.trimStart()/trimLeft();, String.prototype.trimEnd()/trimRight();, String.prototype.startsWith();, String.prototype.endsWith();, NodeList.prototype.forEach();, Object.entries();, Object.values();, Object.is(</text:span></text:span><text:span text:style-name="Source_20_Text"><text:span text:style-name="T27">);, </text:span></text:span><text:span text:style-name="Source_20_Text"><text:span text:style-name="T8">Array.prototype.flat();, Array.prototype.flatMap();, Number.MIN_SAFE_INTEGER, Number.MAX_SAFE_INTEGER, Number.EPSILON, Number.isNaN();, isNaN();, Number.isInteger();, Number.isFinite();, Number.isSafeInteger();</text:span>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511in" fo:margin-bottom="0.3535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09-28T18:59:09.001000000</dc:date>
    <meta:editing-duration>PT6H30M23S</meta:editing-duration>
    <meta:editing-cycles>140</meta:editing-cycles>
    <meta:generator>LibreOffice/6.1.0.3$Windows_X86_64 LibreOffice_project/efb621ed25068d70781dc026f7e9c5187a4decd1</meta:generator>
    <meta:document-statistic meta:table-count="2" meta:image-count="0" meta:object-count="0" meta:page-count="1" meta:paragraph-count="74" meta:word-count="167" meta:character-count="3445" meta:non-whitespace-character-count="3343"/>
  </office:meta>
</office:document-meta>
</file>